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8a958" officeooo:paragraph-rsid="0018a958" style:font-size-asian="28pt" style:font-size-complex="2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</text:p>
      <text:p text:style-name="Standard"/>
      <text:p text:style-name="Standard">Task 1.</text:p>
      <text:p text:style-name="Standard">Statistically Typed Languages are the programming languages that checking type at the compile</text:p>
      <text:p text:style-name="Standard">time, while Dynamically Typed Languages are the programming languages that checking type at the</text:p>
      <text:p text:style-name="Standard">run time.</text:p>
      <text:p text:style-name="Standard">Strongly Typed Languages are the programming languages that consider the type of data strictly</text:p>
      <text:p text:style-name="Standard">while Loosely Typed Languages are the programming languages that don’t consider the type of data</text:p>
      <text:p text:style-name="Standard">strictly.</text:p>
      <text:p text:style-name="Standard">Java is a statistically typed and strongly typed programming language</text:p>
      <text:p text:style-name="Standard"/>
      <text:p text:style-name="Standard">Task2.</text:p>
      <text:p text:style-name="Standard">Case sensitive – upper case and lower case letters in identifiers are treated as two different</text:p>
      <text:p text:style-name="Standard">identifiers.</text:p>
      <text:p text:style-name="Standard">Example</text:p>
      <text:p text:style-name="Standard">int variable = 42;</text:p>
      <text:p text:style-name="Standard">int Variable = 23;</text:p>
      <text:p text:style-name="Standard">System.out.println(variable);</text:p>
      <text:p text:style-name="Standard">System.out.println(Variable);</text:p>
      <text:p text:style-name="Standard">here, no errors and gives values separately.</text:p>
      <text:p text:style-name="Standard">Java is case sensitive</text:p>
      <text:p text:style-name="Standard">Case insensitive – it does not differentiate between uppercase and lowercase.</text:p>
      <text:p text:style-name="Standard">Example treat variable / Variable / VARIABLE as same.</text:p>
      <text:p text:style-name="Standard">SQL is case insensitive</text:p>
      <text:p text:style-name="Standard">Case Sensitive-Insensitive – mixed with case insensitive and case sensitive.</text:p>
      <text:p text:style-name="Standard">Example</text:p>
      <text:p text:style-name="Standard">treat myVariable and MyVariable as different and treat if and IF as same</text:p>
      <text:p text:style-name="Standard">JavaScript is Case Sensitive-Insensitive</text:p>
      <text:p text:style-name="Standard"/>
      <text:p text:style-name="Standard">Task3.</text:p>
      <text:p text:style-name="Standard">Identity Conversion is a type of type conversion that involves assigning a value to a variable of the</text:p>
      <text:p text:style-name="Standard">same type, or passing an argument to a method where the argument's type matches the parameter</text:p>
      <text:p text:style-name="Standard">type exactly.</text:p>
      <text:p text:style-name="Standard">Example</text:p>
      <text:p text:style-name="Standard">int number = 42;</text:p>
      <text:p text:style-name="Standard">int anotherNubmer = number;</text:p>
      <text:p text:style-name="Standard">long myLong = 151316;</text:p>
      <text:p text:style-name="Standard">long myNextLong = myLong;</text:p>
      <text:p text:style-name="Standard">here firstly, a value is assigned to number and that number is assigned to another variable with same</text:p>
      <text:p text:style-name="Standard">type.</text:p>
      <text:p text:style-name="Standard"/>
      <text:p text:style-name="Standard">Task4.</text:p>
      <text:p text:style-name="Standard">Primitive widening conversions are converting a variable with a lesser bits to a variable with a</text:p>
      <text:p text:style-name="Standard">higher bits. These happen implicitly.</text:p>
      <text:p text:style-name="Standard">Byte&gt;short&gt;int&gt;long</text:p>
      <text:p text:style-name="Standard">float&gt;double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ask 5.</text:p>
      <text:p text:style-name="Standard">run time constant- the value of the constant is known when the project runs</text:p>
      <text:p text:style-name="Standard">example</text:p>
      <text:p text:style-name="Standard">final int Const1 = 10*Math.Random();</text:p>
      <text:p text:style-name="Standard"/>
      <text:p text:style-name="Standard">final int myInt3 = myByte; <text:s/>// RUN TIME CONSTANT</text:p>
      <text:p text:style-name="Standard"/>
      <text:p text:style-name="Standard">compile time constant- the value of the constant is known when the project compiles.</text:p>
      <text:p text:style-name="Standard">Example</text:p>
      <text:p text:style-name="Standard">final int Const2 =20;</text:p>
      <text:p text:style-name="Standard"/>
      <text:p text:style-name="Standard">final int myInt4 = 15; //COMPILE TIME CONSTANT</text:p>
      <text:p text:style-name="Standard"/>
      <text:p text:style-name="Standard"/>
      <text:p text:style-name="Standard">Task6.</text:p>
      <text:p text:style-name="Standard">Implicit conversions happens automatically and explicit conversions are not happening</text:p>
      <text:p text:style-name="Standard">automatically without external forcing (casting the target type at the end ).</text:p>
      <text:p text:style-name="Standard">conditions to met to happen an implicit narrowing primitive conversion</text:p>
      <text:p text:style-name="Standard"/>
      <text:p text:style-name="Standard">1. an assigning context</text:p>
      <text:p text:style-name="Standard">2. a compile time constant</text:p>
      <text:p text:style-name="Standard">3. within the bit range of target type</text:p>
      <text:p text:style-name="Standard"/>
      <text:p text:style-name="Standard">Task7.</text:p>
      <text:p text:style-name="Standard">The but structure if the float is different from long. Even the number of bits is lesser, float can store</text:p>
      <text:p text:style-name="Standard">larger range of values, but with a less accuracy.</text:p>
      <text:p text:style-name="Standard"/>
      <text:p text:style-name="Standard">Task8.</text:p>
      <text:p text:style-name="Standard">The choice of using int as the default data type for integer literals and double as the default data</text:p>
      <text:p text:style-name="Standard">type for floating-point literals in Java is primarily based on balancing practicality, efficiency, and</text:p>
      <text:p text:style-name="Standard">backward compatibility.</text:p>
      <text:p text:style-name="Standard"/>
      <text:p text:style-name="Standard">32 bit processor - optimized for 32 bits</text:p>
      <text:p text:style-name="Standard"/>
      <text:p text:style-name="Standard">64 bit processor - optimized for 32 bits / 64 bits</text:p>
      <text:p text:style-name="Standard"/>
      <text:p text:style-name="Standard">to maintain consistency between pr. languages selected as follows</text:p>
      <text:p text:style-name="Standard"/>
      <text:p text:style-name="Standard">int - 32 bits <text:s text:c="25"/>long - 64 bits <text:s text:c="8"/>—&gt; <text:s/>selected int considering <text:s/>performance</text:p>
      <text:p text:style-name="Standard"/>
      <text:p text:style-name="Standard">float - 32 bits <text:s text:c="22"/>double - 64 bits <text:s text:c="4"/>—&gt; <text:s/>selected long considering <text:s/>size</text:p>
      <text:p text:style-name="Standard"/>
      <text:p text:style-name="Standard">considering performance, byte or short was not considered as default data type as the range is smaller.</text:p>
      <text:p text:style-name="Standard"/>
      <text:p text:style-name="Standard">Task9</text:p>
      <text:p text:style-name="Standard">because they don’t lose information while narrowing</text:p>
      <text:p text:style-name="Standard"/>
      <text:p text:style-name="Standard">Task10.</text:p>
      <text:p text:style-name="Standard">When check in to the chart it have to go through a path of short&gt;int&gt;char which the first step is a</text:p>
      <text:p text:style-name="Standard">widening primitive conversion and the second step is a narrowing primitive conversion. (but</text:p>
      <text:p text:style-name="Standard">actually it happens directly as short&gt;char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20:52:46.039930827</meta:creation-date>
    <dc:date>2023-08-15T20:58:39.453439719</dc:date>
    <meta:editing-duration>PT5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77" meta:word-count="553" meta:character-count="3494" meta:non-whitespace-character-count="2951"/>
  </office:meta>
</office:document-meta>
</file>